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Default"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2" style:family="text">
      <style:text-properties style:text-underline-style="solid" style:text-underline-width="auto" style:text-underline-color="font-color"/>
    </style:style>
    <style:style style:name="T47" style:family="text">
      <style:text-properties fo:color="#ff0000" style:text-underline-style="solid" style:text-underline-width="auto" style:text-underline-color="font-color"/>
    </style:style>
    <style:style style:name="T48" style:family="text">
      <style:text-properties fo:color="#ff0000"/>
    </style:style>
    <style:style style:name="T49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51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2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3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38"/>
    </style:style>
    <style:style style:name="T56" style:family="text">
      <style:text-properties fo:color="#ffff38" fo:font-weight="bold" style:font-weight-asian="bold" style:font-weight-complex="bold"/>
    </style:style>
    <style:style style:name="T57" style:family="text">
      <style:text-properties fo:color="#ffff38" fo:language="pt" fo:country="BR" style:letter-kerning="true" style:font-name-asian="Mangal" style:font-size-asian="14pt" style:language-asian="hi" style:country-asian="IN" style:font-size-complex="14pt"/>
    </style:style>
    <style:style style:name="T58" style:family="text">
      <style:text-properties fo:color="#ffff38" style:letter-kerning="true" style:font-name-asian="Mangal" style:font-size-asian="14pt" style:language-asian="hi" style:country-asian="IN" style:font-size-complex="14pt"/>
    </style:style>
    <style:style style:name="T59" style:family="text">
      <style:text-properties fo:color="#ffff00"/>
    </style:style>
    <style:style style:name="T60" style:family="text">
      <style:text-properties fo:color="#ffff00" style:font-name="Mono"/>
    </style:style>
    <style:style style:name="T61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00" fo:font-weight="bold" style:font-weight-asian="bold" style:font-weight-complex="bold"/>
    </style:style>
    <style:style style:name="T69" style:family="text">
      <style:text-properties fo:color="#ffff00" fo:font-weight="normal" style:font-weight-asian="normal" style:font-weight-complex="normal"/>
    </style:style>
    <style:style style:name="T70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00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fo:color="#ff0000"/>
    </style:style>
    <style:style style:name="T91" style:family="text">
      <style:text-properties fo:color="#ff0000"/>
    </style:style>
    <style:style style:name="T9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9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98" style:family="text">
      <style:text-properties fo:color="#ffff38"/>
    </style:style>
    <style:style style:name="T99" style:family="text">
      <style:text-properties fo:color="#ffff38" fo:font-weight="bold" style:font-weight-asian="bold" style:font-weight-complex="bold"/>
    </style:style>
    <style:style style:name="T100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1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02" style:family="text">
      <style:text-properties fo:color="#ffff00"/>
    </style:style>
    <style:style style:name="T103" style:family="text">
      <style:text-properties fo:color="#ffff00" style:font-name="Mono"/>
    </style:style>
    <style:style style:name="T104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0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0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0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10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1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11" style:family="text">
      <style:text-properties fo:color="#ffff00" fo:font-weight="bold" style:font-weight-asian="bold" style:font-weight-complex="bold"/>
    </style:style>
    <style:style style:name="T112" style:family="text">
      <style:text-properties fo:color="#ffff00" fo:font-weight="normal" style:font-weight-asian="normal" style:font-weight-complex="normal"/>
    </style:style>
    <style:style style:name="T113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1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1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11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11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11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2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12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12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12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12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12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12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1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2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1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1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3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style:font-weight-asian="normal" style:font-weight-complex="normal" fo:color="#ffff00"/>
    </style:style>
    <style:style style:name="T138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40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90"> tipos de textos</text:span><text:span text:style-name="T91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3 Sentido próprio e figurado das palavras<text:span text:style-name="T91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4 Pontuação <text:span text:style-name="T91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61" office:value-type="string" calcext:value-type="string">
            <text:p>6 Concordância nominal e verbal.<text:span text:style-name="T91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<text:span text:style-name="T92">7 Regências nominal  e verbal. </text:span><text:span text:style-name="T93">(uso de preposições / </text:span><text:span text:style-name="T91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8  Colocação pronominal<text:span text:style-name="T91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41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89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50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0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0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0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0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0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94">Algoritmos e estruturas de dados e objetos</text:span><text:span text:style-name="T95"> (</text:span><text:span text:style-name="T96">listas</text:span><text:span text:style-name="T97">: fila, </text:span><text:span text:style-name="T95">pilha, lista encadeada circular – </text:span><text:span text:style-name="T96">árvore</text:span><text:span text:style-name="T95">, </text:span><text:span text:style-name="T96">hashtables</text:span><text:span text:style-name="T95">, </text:span><text:span text:style-name="T96">grafos</text:span><text:span text:style-name="T97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Tipos de dados: elementares e estruturados<text:span text:style-name="T98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Estruturas de controle de fluxo: <text:span text:style-name="T99">Condicionais</text:span><text:span text:style-name="T98">(também chamadas de Estruturas de Seleção IF ELSE, SWITCH CASE) e de </text:span><text:span text:style-name="T99">Repetição</text:span><text:span text:style-name="T98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53"/>
          <table:table-cell table:style-name="ce67" office:value-type="string" calcext:value-type="string">
            <text:p>Programação estruturada<text:span text:style-name="T98"> (</text:span><text:span text:style-name="T100">Sequencial, </text:span><text:span text:style-name="T101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Modularização <text:span text:style-name="T98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Acoplamento entre módulos e coesão de módulos<text:span text:style-name="T98"> (o ideal é um sistema com</text:span><text:span text:style-name="T99"> Fraco Acoplamento</text:span><text:span text:style-name="T98"> e</text:span><text:span text:style-name="T99"> Alta Coesão</text:span><text:span text:style-name="T98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Procedimentos e sub-rotinas <text:span text:style-name="T102"> (palavras-chave: </text:span><text:span text:style-name="T103">void</text:span><text:span text:style-name="T102"> / </text:span><text:span text:style-name="T103">return</text:span><text:span text:style-name="T102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Chamadas por referência<text:span text:style-name="T98"> (aponta para o endereço de memória ‘&amp;’)</text:span> e valor <text:span text:style-name="T98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65" office:value-type="string" calcext:value-type="string">
            <text:p>Programação por eventos<text:span text:style-name="T102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53"/>
          <table:table-cell table:style-name="ce65" office:value-type="string" calcext:value-type="string">
            <text:p><text:span text:style-name="T104">Programação orientada a objetos, classes, objetos, métodos, mensagens, herança, polimorfismo, sobrecarga,</text:span> interfaces e pacotes, tratamento de exceção<text:span text:style-name="T102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JSP<text:span text:style-name="T102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ASP.Net <text:span text:style-name="T102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53"/>
          <table:table-cell table:style-name="ce6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<text:span text:style-name="T104">Modelagem UML </text:span><text:span text:style-name="T105">(diagramas </text:span><text:span text:style-name="T106">estruturais</text:span><text:span text:style-name="T107"> e </text:span><text:span text:style-name="T106">comportamentais</text:span><text:span text:style-name="T107">)</text:span><text:span text:style-name="T108"> e E-R</text:span><text:span text:style-name="T109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Banco de Dados: Conceitos de BD <text:span text:style-name="T102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<text:span text:style-name="T92">Modelagem de Dados </text:span><text:span text:style-name="T110"> (</text:span><text:span text:style-name="T105">tipos de modelos: </text:span>Modelo Conceitual<text:span text:style-name="T102">(DER)</text:span>, Modelo Lógico<text:span text:style-name="T102">(ficha da entidade)</text:span>, Modelo Físico<text:span text:style-name="T102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<text:span text:style-name="T104">Modelo entidade relacionamento</text:span><text:span text:style-name="T105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Modelo relacional <text:span text:style-name="T102">(dados representados em </text:span><text:span text:style-name="T111">Tabelas</text:span><text:span text:style-name="T112">, [Entidade, atributo e relacionamento], </text:span><text:span text:style-name="T111">chaves primárias </text:span><text:span text:style-name="T112">e </text:span><text:span text:style-name="T111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Restrições de integridade<text:span text:style-name="T102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Normalização e dependência funcional <text:span text:style-name="T102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70" office:value-type="string" calcext:value-type="string">
            <text:p><text:span text:style-name="T113">Mapeamento E-R para relacional  </text:span><text:span text:style-name="T114">[</text:span><text:span text:style-name="T115">Entidade</text:span><text:span text:style-name="T116"> </text:span><text:span text:style-name="T117">→</text:span><text:span text:style-name="T116"> </text:span><text:span text:style-name="T118">Tabela]    [</text:span><text:span text:style-name="T115">Atributos</text:span><text:span text:style-name="T116"> </text:span><text:span text:style-name="T117">→</text:span><text:span text:style-name="T116"> </text:span><text:span text:style-name="T118">Colunas/campos]    [</text:span><text:span text:style-name="T115">Relacionamento</text:span><text:span text:style-name="T119"> </text:span><text:span text:style-name="T117">→ </text:span><text:span text:style-name="T119">Cardinalidade]</text:span><text:span text:style-name="T120">   </text:span><text:span text:style-name="T121"> </text:span><text:span text:style-name="T122">[Instância</text:span><text:span text:style-name="T123"> </text:span><text:span text:style-name="T124">→</text:span><text:span text:style-name="T125"> </text:span><text:span text:style-name="T126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Conceito de transação<text:span text:style-name="T102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53"/>
          <table:table-cell table:style-name="ce65" office:value-type="string" calcext:value-type="string">
            <text:p><text:span text:style-name="T92">Sistemas Gerenciadores de Banco de Dados: tabelas, visões </text:span><text:span text:style-name="T105">(selects armazenados na memória cache)</text:span><text:span text:style-name="T92">, índices</text:span><text:span text:style-name="T105"> (resumo de grandes tabelas)</text:span><text:span text:style-name="T92">, sequências </text:span><text:span text:style-name="T105">(criam um valor para uma chave primária)</text:span><text:span text:style-name="T92">, sinônimos </text:span><text:span text:style-name="T105">(referencia outro esquema de um BD distribuído)</text:span><text:span text:style-name="T92">, restrições </text:span><text:span text:style-name="T105">(regras para garantir a integridade)</text:span><text:span text:style-name="T92">, dicionário de dados</text:span><text:span text:style-name="T105"> (documento de metadados sobre a estrutura do BD)</text:span><text:span text:style-name="T110">, restrições de integridade </text:span><text:span text:style-name="T105">(domínio, referencial, vazio, chave ou definida pelo usuário)</text:span><text:span text:style-name="T92">, constraints</text:span><text:span text:style-name="T105">(de </text:span><text:span text:style-name="T127">TIPOS, NOT NULL, UNIQUE, PK, FK, DEFAULT, CHECK</text:span><text:span text:style-name="T128">)</text:span><text:span text:style-name="T129">, tipos de dados </text:span><text:span text:style-name="T130">(</text:span><text:span text:style-name="T131">int</text:span><text:span text:style-name="T128">, </text:span><text:span text:style-name="T131">char</text:span><text:span text:style-name="T128">, </text:span><text:span text:style-name="T131">varchar</text:span><text:span text:style-name="T128">, </text:span><text:span text:style-name="T131">float</text:span><text:span text:style-name="T128">, </text:span><text:span text:style-name="T103">date</text:span><text:span text:style-name="T102">)</text:span>, SQL, PL/SQL. <text:span text:style-name="T102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69" table:number-columns-spanned="3" table:number-rows-spanned="1"/>
          <table:covered-table-cell table:number-columns-repeated="2" table:style-name="ce69"/>
          <table:table-cell table:number-columns-repeated="1020"/>
        </table:table-row>
        <table:table-row table:style-name="ro3">
          <table:covered-table-cell table:style-name="ce53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3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02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40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90"> tipos de textos</text:span><text:span text:style-name="T91"> </text:span>(literários e não literários).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2 Sinônimos e antônimos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3 Sentido próprio e figurado das palavras<text:span text:style-name="T91"> (denotativo ou conotativo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4 Pontuação <text:span text:style-name="T91">(Quando usar e não usar a vírgula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5 Classes de palavras. 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61" office:value-type="string" calcext:value-type="string">
            <text:p>6 Concordância nominal e verbal.<text:span text:style-name="T91"> (flexão de gênero, número e/ou pessoa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<text:span text:style-name="T92">7 Regências nominal  e verbal. </text:span><text:span text:style-name="T93">(uso de preposições / </text:span><text:span text:style-name="T91">VTD ou VTI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8  Colocação pronominal<text:span text:style-name="T91"> (próclise, ênclise e mesóclise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61" office:value-type="string" calcext:value-type="string">
            <text:p>9 Crase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123" table:number-columns-repeated="2"/>
          <table:table-cell table:number-columns-repeated="1020"/>
        </table:table-row>
        <table:table-row table:style-name="ro4">
          <table:covered-table-cell table:style-name="ce41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89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50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50"/>
          <table:table-cell table:style-name="ce64" office:value-type="string" calcext:value-type="string">
            <text:p>Estruturas lógicas 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50"/>
          <table:table-cell table:style-name="ce64" office:value-type="string" calcext:value-type="string">
            <text:p>lógicas de argumentação 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50"/>
          <table:table-cell table:style-name="ce64" office:value-type="string" calcext:value-type="string">
            <text:p>Diagramas lógicos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50"/>
          <table:table-cell table:style-name="ce64" office:value-type="string" calcext:value-type="string">
            <text:p>Sequências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50"/>
          <table:table-cell table:style-name="ce44" office:value-type="string" calcext:value-type="string">
            <text:p>Operação com conjuntos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table-cell table:style-name="ce53" office:value-type="string" calcext:value-type="string" table:number-columns-spanned="1" table:number-rows-spanned="44">
            <text:p>ESPECÍFICOS</text:p>
          </table:table-cell>
          <table:table-cell table:style-name="ce73" office:value-type="string" calcext:value-type="string">
            <text:p>Noções sobre metodologias de análise, projeto e desenvolvimento de sistemas (<text:span text:style-name="T91">Scrum, XP</text:span>), tecnologias web, frameworks de desenvolvimento 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94">Algoritmos e estruturas de dados e objetos</text:span><text:span text:style-name="T95"> (</text:span><text:span text:style-name="T96">listas</text:span><text:span text:style-name="T97">: fila, </text:span><text:span text:style-name="T95">pilha, lista encadeada circular – </text:span><text:span text:style-name="T96">árvore</text:span><text:span text:style-name="T95">, </text:span><text:span text:style-name="T96">hashtables</text:span><text:span text:style-name="T95">, </text:span><text:span text:style-name="T96">grafos</text:span><text:span text:style-name="T97">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Tipos de dados: elementares e estruturados<text:span text:style-name="T98"> (int, float, char, boolean – string, objeto, música, imagens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Estruturas de controle de fluxo: <text:span text:style-name="T99">Condicionais</text:span><text:span text:style-name="T98">(também chamadas de Estruturas de Seleção IF ELSE, SWITCH CASE) e de </text:span><text:span text:style-name="T99">Repetição</text:span><text:span text:style-name="T98">(WHILE, DO-WHILE, FOR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32">Programação estruturada</text:span><text:span text:style-name="T133"> (</text:span><text:span text:style-name="T134">Sequencial, Condicionais e Iterações) + </text:span><text:span text:style-name="T135">(funções e procedimentos: criados para organização, compreensão, manutenção, reuso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36">Modularização </text:span><text:span text:style-name="T137">(D</text:span><text:span text:style-name="T138">ividir o sistema em partes [classes, funções]. Facilita a detecção de erros, manutenção e reutilização do código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94">Acoplamento entre módulos e coesão de módulos</text:span><text:span text:style-name="T95"> (o ideal é um sistema com</text:span><text:span text:style-name="T96"> Alta Coesão </text:span><text:span text:style-name="T97">e </text:span><text:span text:style-name="T99">Fraco Acoplamento</text:span><text:span text:style-name="T98"> para ter boa manutenibilidade)</text:span></text:p>
          </table:table-cell>
          <table:table-cell table:style-name="ce125" office:value-type="string" calcext:value-type="string">
            <text:p>OK</text:p>
          </table:table-cell>
          <table:table-cell table:style-name="ce130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rocedimentos e sub-rotinas <text:span text:style-name="T102"> (palavras-chave: </text:span><text:span text:style-name="T103">void</text:span><text:span text:style-name="T102"> / </text:span><text:span text:style-name="T103">return</text:span><text:span text:style-name="T102">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hamadas por referência<text:span text:style-name="T98"> (aponta para o endereço de memória ‘&amp;’)</text:span> e valor <text:span text:style-name="T98">(só copia o dado para o parâmetro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Programação por eventos<text:span text:style-name="T102"> (disparo de ações na mudança de estado, envio de mensagens ao manipular interfaces gráficas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04">Programação orientada a objetos, classes, objetos, métodos, mensagens, herança, polimorfismo, sobrecarga,</text:span> interfaces e pacotes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04">tratamento de exceção</text:span><text:span text:style-name="T105"> (throw, try catch, finally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HTML </text:p>
          </table:table-cell>
          <table:table-cell table:style-name="ce12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XML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Javascript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HP <text:span text:style-name="T102">(linguagem interpretada [não-compilada], dinâmica pois não exige declarar a variável antes de usá-la, e fracamente tipada: não exige declarar o tipo)</text:span></text:p>
          </table:table-cell>
          <table:table-cell table:style-name="ce125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DHTML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C#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JSP (Java Server Pages)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Servlets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SP.Net (Active Server Pages)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rquiteturas de componentes: Microsoft COM, .Net, J2EE.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L/SQL</text:p>
          </table:table-cell>
          <table:table-cell table:style-name="ce12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AJAX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SS </text:p>
          </table:table-cell>
          <table:table-cell table:style-name="ce125"/>
          <table:table-cell table:style-name="ce131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12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Web services usando REST, SOAP e WebApi: ModelagemUML e E-R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04">Modelagem UML </text:span><text:span text:style-name="T105">(diagramas </text:span><text:span text:style-name="T106">estruturais</text:span><text:span text:style-name="T107"> e </text:span><text:span text:style-name="T106">comportamentais</text:span><text:span text:style-name="T107">)</text:span><text:span text:style-name="T108"> e E-R</text:span><text:span text:style-name="T109"> (entidade forte ou fraca, cardinalidade dos relacionamentos)</text:span>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Banco de Dados: Conceitos de BD <text:span text:style-name="T102">(hierárquico, rede, relacional e OO)</text:span> e de SGBD, arquitetura de SGBD, Funções básicas de SGBD 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92">Modelagem de Dados </text:span><text:span text:style-name="T110"> (</text:span><text:span text:style-name="T105">tipos de modelos: </text:span>Modelo Conceitual<text:span text:style-name="T102">(DER)</text:span>, Modelo Lógico<text:span text:style-name="T102">(ficha da entidade)</text:span>, Modelo Físico<text:span text:style-name="T102">(identificação com tipos e restrições)</text:span> 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04">Modelo entidade relacionamento</text:span><text:span text:style-name="T105"> (MER e sua representação gráfica: DER)</text:span>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Modelo relacional <text:span text:style-name="T102">(dados representados em </text:span><text:span text:style-name="T111">Tabelas</text:span><text:span text:style-name="T112">, [Entidade, atributo e relacionamento], </text:span><text:span text:style-name="T111">chaves primárias </text:span><text:span text:style-name="T112">e </text:span><text:span text:style-name="T111">estrangeiras)</text:span>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Restrições de integridade<text:span text:style-name="T102"> (Domínio, Referencial, Vazio, Chave ou Definida pelo Usuário)</text:span></text:p>
          </table:table-cell>
          <table:table-cell table:style-name="ce12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Normalização e dependência funcional <text:span text:style-name="T102">(reduzir a redundância de dados para aumentar a integridade e desempenho, 1ª forma normal exige atomicidade)</text:span></text:p>
          </table:table-cell>
          <table:table-cell table:style-name="ce126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0" office:value-type="string" calcext:value-type="string">
            <text:p><text:span text:style-name="T113">Mapeamento E-R para relacional  </text:span><text:span text:style-name="T114">[</text:span><text:span text:style-name="T115">Entidade</text:span><text:span text:style-name="T116"> </text:span><text:span text:style-name="T117">→</text:span><text:span text:style-name="T116"> </text:span><text:span text:style-name="T118">Tabela]    [</text:span><text:span text:style-name="T115">Atributos</text:span><text:span text:style-name="T116"> </text:span><text:span text:style-name="T117">→</text:span><text:span text:style-name="T116"> </text:span><text:span text:style-name="T118">Colunas/campos]    [</text:span><text:span text:style-name="T115">Relacionamento</text:span><text:span text:style-name="T119"> </text:span><text:span text:style-name="T117">→ </text:span><text:span text:style-name="T119">Cardinalidade]</text:span><text:span text:style-name="T120">   </text:span><text:span text:style-name="T121"> </text:span><text:span text:style-name="T122">[Instância</text:span><text:span text:style-name="T123"> </text:span><text:span text:style-name="T124">→</text:span><text:span text:style-name="T125"> </text:span><text:span text:style-name="T126">Linhas/registros/tuplas]</text:span></text:p>
          </table:table-cell>
          <table:table-cell table:style-name="ce127"/>
          <table:table-cell table:style-name="ce12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Álgebra relacional. </text:p>
          </table:table-cell>
          <table:table-cell table:style-name="ce127"/>
          <table:table-cell table:style-name="ce12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Cálculo relacional </text:p>
          </table:table-cell>
          <table:table-cell table:style-name="ce127"/>
          <table:table-cell table:style-name="ce126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128"/>
          <table:table-cell table:style-name="ce126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onceito de transação<text:span text:style-name="T102"> (executada como tarefa única, seguindo os princípios do ACID; cláusulas Commit, Rollback, begin-end transaction)</text:span></text:p>
          </table:table-cell>
          <table:table-cell table:style-name="ce128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128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rocedimentos armazenados ("Stored Procedures") </text:p>
          </table:table-cell>
          <table:table-cell table:style-name="ce128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Gatilhos ("Triggers") <text:span text:style-name="T102">(stored procedure disparado por evento DML)</text:span></text:p>
          </table:table-cell>
          <table:table-cell table:style-name="ce128" table:number-columns-repeated="2"/>
          <table:table-cell table:number-columns-repeated="1020"/>
        </table:table-row>
        <table:table-row table:style-name="ro10">
          <table:covered-table-cell table:style-name="ce39"/>
          <table:table-cell table:style-name="ce65" office:value-type="string" calcext:value-type="string">
            <text:p><text:span text:style-name="T92">Sistemas Gerenciadores de Banco de Dados: tabelas, visões </text:span><text:span text:style-name="T105">(selects armazenados na memória cache)</text:span><text:span text:style-name="T92">, índices</text:span><text:span text:style-name="T105"> (resumo de grandes tabelas)</text:span><text:span text:style-name="T92">, sequências </text:span><text:span text:style-name="T105">(criam um valor para uma chave primária)</text:span><text:span text:style-name="T92">, sinônimos </text:span><text:span text:style-name="T105">(referencia outro esquema de um BD distribuído)</text:span><text:span text:style-name="T92">, restrições </text:span><text:span text:style-name="T105">(regras para garantir a integridade)</text:span><text:span text:style-name="T92">, dicionário de dados</text:span><text:span text:style-name="T105"> (documento de metadados sobre a estrutura do BD)</text:span><text:span text:style-name="T110">, restrições de integridade </text:span><text:span text:style-name="T105">(domínio, referencial, vazio, chave ou definida pelo usuário)</text:span><text:span text:style-name="T92">, constraints</text:span><text:span text:style-name="T105">(de </text:span><text:span text:style-name="T127">TIPOS, NOT NULL, UNIQUE, PK, FK, DEFAULT, CHECK</text:span><text:span text:style-name="T128">)</text:span><text:span text:style-name="T129">, tipos de dados </text:span><text:span text:style-name="T130">(</text:span><text:span text:style-name="T131">int</text:span><text:span text:style-name="T128">, </text:span><text:span text:style-name="T131">char</text:span><text:span text:style-name="T128">, </text:span><text:span text:style-name="T131">varchar</text:span><text:span text:style-name="T128">, </text:span><text:span text:style-name="T131">float</text:span><text:span text:style-name="T128">, </text:span><text:span text:style-name="T103">date</text:span><text:span text:style-name="T102">)</text:span>, SQL, PL/SQL. <text:span text:style-name="T102">(e seus parâmetros)</text:span></text:p>
          </table:table-cell>
          <table:table-cell table:style-name="ce128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8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6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Scrum/X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2 Prefeitura.D2:Prefeitura.D23 Prefeitura.D26:Prefeitura.D32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2 Prefeitura.D2:Prefeitura.D23 Prefeitura.D26:Prefeitura.D32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3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3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8:Prefeitura.D38">
            <calcext:condition calcext:apply-style-name="ConditionalStyle_12" calcext:value="contains-text(&quot;Ok&quot;)" calcext:base-cell-address="Prefeitura.D38"/>
          </calcext:conditional-format>
          <calcext:conditional-format calcext:target-range-address="Prefeitura.D38:Prefeitura.D38">
            <calcext:condition calcext:apply-style-name="ConditionalStyle_11" calcext:value="contains-text(&quot;Falta&quot;)" calcext:base-cell-address="Prefeitura.D38"/>
          </calcext:conditional-format>
          <calcext:conditional-format calcext:target-range-address="Prefeitura.D59:Prefeitura.D69 Prefeitura.C59:Prefeitura.C68 Prefeitura.D56:Prefeitura.D56">
            <calcext:condition calcext:apply-style-name="ConditionalStyle_6" calcext:value="contains-text(&quot;Ok&quot;)" calcext:base-cell-address="Prefeitura.C56"/>
          </calcext:conditional-format>
          <calcext:conditional-format calcext:target-range-address="Prefeitura.D59:Prefeitura.D69 Prefeitura.C59:Prefeitura.C68 Prefeitura.D56:Prefeitura.D56">
            <calcext:condition calcext:apply-style-name="ConditionalStyle_5" calcext:value="contains-text(&quot;Falta&quot;)" calcext:base-cell-address="Prefeitura.C56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8:43:41.0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8-01T20:49:56.431000000</dc:date>
    <meta:generator>LibreOffice/6.1.4.2$Windows_X86_64 LibreOffice_project/9d0f32d1f0b509096fd65e0d4bec26ddd1938fd3</meta:generator>
    <meta:editing-duration>P2DT16H49M57S</meta:editing-duration>
    <meta:editing-cycles>54</meta:editing-cycles>
    <meta:document-statistic meta:table-count="4" meta:cell-count="3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